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7a62" officeooo:paragraph-rsid="00167a62"/>
    </style:style>
    <style:style style:name="T1" style:family="text">
      <style:text-properties officeooo:rsid="001943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resiones</text:p>
      <text:p text:style-name="P1">- aritméticas: operadores (+, -, *, /) devuelve un número</text:p>
      <text:p text:style-name="P1">-lógicas (booleanas) (Boole): devuelve un valor lógico (true, false)</text:p>
      <text:p text:style-name="P1"><text:s/><text:tab/>Operadores:</text:p>
      <text:p text:style-name="P1"><text:tab/><text:tab/>- de comparación: (&gt;, &gt;=, &lt;, &lt;=, =, != (valor distinto de otro))</text:p>
      <text:p text:style-name="P1"><text:tab/><text:tab/>- <text:span text:style-name="T1">logicos: ( and, or, not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18:42:11.087150501</meta:creation-date>
    <dc:date>2016-10-05T19:20:51.092502039</dc:date>
    <meta:editing-duration>PT18M18S</meta:editing-duration>
    <meta:editing-cycles>2</meta:editing-cycles>
    <meta:generator>LibreOffice/5.1.3.2$Linux_X86_64 LibreOffice_project/10m0$Build-2</meta:generator>
    <meta:document-statistic meta:table-count="0" meta:image-count="0" meta:object-count="0" meta:page-count="1" meta:paragraph-count="6" meta:word-count="40" meta:character-count="243" meta:non-whitespace-character-count="203"/>
  </office:meta>
</office:document-meta>
</file>